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cm" fo:margin-top="0cm" fo:margin-bottom="0cm" table:align="left" style:writing-mode="page"/>
    </style:style>
    <style:style style:name="Таблица1.A" style:family="table-column">
      <style:table-column-properties style:column-width="6.05cm"/>
    </style:style>
    <style:style style:name="Таблица1.B" style:family="table-column">
      <style:table-column-properties style:column-width="0.143cm"/>
    </style:style>
    <style:style style:name="Таблица1.C" style:family="table-column">
      <style:table-column-properties style:column-width="5.216cm"/>
    </style:style>
    <style:style style:name="Таблица1.D" style:family="table-column">
      <style:table-column-properties style:column-width="0.065cm"/>
    </style:style>
    <style:style style:name="Таблица1.E" style:family="table-column">
      <style:table-column-properties style:column-width="5.036cm"/>
    </style:style>
    <style:style style:name="Таблица1.1" style:family="table-row">
      <style:table-row-properties style:min-row-height="0.953cm" fo:keep-together="auto"/>
    </style:style>
    <style:style style:name="Таблица1.A1" style:family="table-cell">
      <style:table-cell-properties style:vertical-align="bottom" fo:padding="0cm" fo:border-left="none" fo:border-right="none" fo:border-top="none" fo:border-bottom="0.75pt solid #000000"/>
    </style:style>
    <style:style style:name="Таблица1.B1" style:family="table-cell">
      <style:table-cell-properties style:vertical-align="bottom" fo:padding="0cm" fo:border="none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6.51cm" fo:margin-left="0cm" fo:margin-top="0cm" fo:margin-bottom="0cm" table:align="left" style:writing-mode="page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style:min-row-height="2.805cm" fo:keep-together="auto"/>
    </style:style>
    <style:style style:name="Таблица2.A1" style:family="table-cell">
      <style:table-cell-properties style:vertical-align="middle" fo:padding="0cm" fo:border="none"/>
    </style:style>
    <style:style style:name="Таблица2.2" style:family="table-row">
      <style:table-row-properties style:min-row-height="1.879cm" fo:keep-together="auto"/>
    </style:style>
    <style:style style:name="Таблица2.A2" style:family="table-cell">
      <style:table-cell-properties fo:padding="0cm" fo:border="none"/>
    </style:style>
    <style:style style:name="Таблица3" style:family="table">
      <style:table-properties style:width="16.51cm" fo:margin-left="0cm" fo:margin-top="0cm" fo:margin-bottom="0cm" table:align="left" style:writing-mode="page"/>
    </style:style>
    <style:style style:name="Таблица3.A" style:family="table-column">
      <style:table-column-properties style:column-width="2.757cm"/>
    </style:style>
    <style:style style:name="Таблица3.B" style:family="table-column">
      <style:table-column-properties style:column-width="3.39cm"/>
    </style:style>
    <style:style style:name="Таблица3.C" style:family="table-column">
      <style:table-column-properties style:column-width="0.425cm"/>
    </style:style>
    <style:style style:name="Таблица3.D" style:family="table-column">
      <style:table-column-properties style:column-width="4.186cm"/>
    </style:style>
    <style:style style:name="Таблица3.F" style:family="table-column">
      <style:table-column-properties style:column-width="5.327cm"/>
    </style:style>
    <style:style style:name="Таблица3.1" style:family="table-row">
      <style:table-row-properties style:min-row-height="0.688cm" fo:keep-together="auto"/>
    </style:style>
    <style:style style:name="Таблица3.A1" style:family="table-cell">
      <style:table-cell-properties style:vertical-align="middle" fo:padding="0cm" fo:border="none"/>
    </style:style>
    <style:style style:name="Таблица3.B1" style:family="table-cell">
      <style:table-cell-properties style:vertical-align="middle" fo:padding="0cm" fo:border-left="none" fo:border-right="none" fo:border-top="none" fo:border-bottom="0.75pt solid #000000"/>
    </style:style>
    <style:style style:name="Таблица3.2" style:family="table-row">
      <style:table-row-properties fo:keep-together="auto"/>
    </style:style>
    <style:style style:name="P1" style:family="paragraph" style:parent-style-name="Обычный">
      <style:paragraph-properties fo:margin-top="0.176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2" style:family="paragraph" style:parent-style-name="Обычный">
      <style:paragraph-properties fo:margin-top="0.176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3" style:family="paragraph" style:parent-style-name="Обычный">
      <style:paragraph-properties fo:margin-top="0.85cm" fo:margin-bottom="2.54cm" style:contextual-spacing="false" fo:line-height="100%" fo:text-align="center" style:justify-single-word="false" style:writing-mode="lr-tb"/>
      <style:text-properties officeooo:paragraph-rsid="0015cda4"/>
    </style:style>
    <style:style style:name="P4" style:family="paragraph" style:parent-style-name="Обычный">
      <style:paragraph-properties fo:margin-top="0.21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5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6" style:family="paragraph" style:parent-style-name="Обычный">
      <style:paragraph-properties fo:margin-top="0.25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7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officeooo:paragraph-rsid="0015cda4"/>
    </style:style>
    <style:style style:name="P8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9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10" style:family="paragraph" style:parent-style-name="Обычный">
      <style:paragraph-properties fo:margin-top="0.21cm" fo:margin-bottom="0.423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11" style:family="paragraph" style:parent-style-name="Default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Default">
      <style:paragraph-properties fo:margin-left="0cm" fo:text-align="start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ru" fo:country="RU" fo:font-weight="bold" officeooo:rsid="00360b59" officeooo:paragraph-rsid="00360b5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ru" fo:country="RU" fo:font-weight="normal" officeooo:rsid="00360b59" officeooo:paragraph-rsid="00360b59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Times New Roman" fo:font-size="12pt" fo:letter-spacing="-0.011cm" style:font-name-asian="Times New Roman1" style:font-size-asian="12pt" style:language-asian="ru" style:country-asian="RU" style:font-size-complex="12pt"/>
    </style:style>
    <style:style style:name="T2" style:family="text">
      <style:text-properties fo:text-transform="uppercase"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3" style:family="text">
      <style:text-properties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4" style:family="text">
      <style:text-properties fo:color="#000000" loext:opacity="100%" style:font-name="Times New Roman" fo:font-size="9pt" style:font-name-asian="Times New Roman1" style:font-size-asian="9pt" style:language-asian="ru" style:country-asian="RU" style:font-size-complex="9pt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size-complex="14pt"/>
    </style:style>
    <style:style style:name="T6" style:family="text">
      <style:text-properties fo:color="#000000" loext:opacity="100%" style:font-name="Times New Roman" fo:font-size="14pt" officeooo:rsid="0015cda4" style:font-name-asian="Times New Roman1" style:font-size-asian="14pt" style:language-asian="ru" style:country-asian="RU" style:font-size-complex="14pt"/>
    </style:style>
    <style:style style:name="T7" style:family="text">
      <style:text-properties fo:color="#000000" loext:opacity="100%" style:font-name="Times New Roman" fo:font-size="12pt" officeooo:rsid="00166ecc" style:font-name-asian="Times New Roman1" style:font-size-asian="12pt" style:language-asian="ru" style:country-asian="RU" style:font-size-complex="12pt"/>
    </style:style>
    <style:style style:name="T8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/>
    </style:style>
    <style:style style:name="T11" style:family="text">
      <style:text-properties style:text-line-through-style="none" style:text-line-through-type="none" style:text-underline-style="none" fo:font-weight="normal" style:font-weight-asian="normal"/>
    </style:style>
    <style:style style:name="T12" style:family="text">
      <style:text-properties style:text-line-through-style="none" style:text-line-through-type="none" style:text-underline-style="none" fo:font-weight="normal" officeooo:rsid="0016c842" style:font-weight-asian="normal"/>
    </style:style>
    <style:style style:name="T13" style:family="text">
      <style:text-properties fo:font-weight="bold" officeooo:rsid="001a685f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a685f"/>
    </style:style>
    <style:style style:name="T16" style:family="text">
      <style:text-properties officeooo:rsid="001a713d"/>
    </style:style>
    <style:style style:name="T17" style:family="text">
      <style:text-properties officeooo:rsid="001bf2a3"/>
    </style:style>
    <style:style style:name="T18" style:family="text">
      <style:text-properties officeooo:rsid="001ddf8e"/>
    </style:style>
    <style:style style:name="T19" style:family="text">
      <style:text-properties officeooo:rsid="001ea57b"/>
    </style:style>
    <style:style style:name="T20" style:family="text">
      <style:text-properties officeooo:rsid="00200138"/>
    </style:style>
    <style:style style:name="T21" style:family="text">
      <style:text-properties officeooo:rsid="0023c75e"/>
    </style:style>
    <style:style style:name="T22" style:family="text">
      <style:text-properties officeooo:rsid="0025557c"/>
    </style:style>
    <style:style style:name="T23" style:family="text">
      <style:text-properties officeooo:rsid="0030e42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9b396"/>
    </style:style>
    <style:style style:name="T26" style:family="text">
      <style:text-properties style:text-underline-style="solid" style:text-underline-type="double" style:text-underline-width="auto" style:text-underline-color="font-color" officeooo:rsid="0039b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1"><text:span text:style-name="T1">«Санкт-Петербургский государственный университет аэрокосмического приборостроения»</text:span></text:p>
      <text:p text:style-name="P3" loext:marker-style-name="T2"><text:span text:style-name="T2">кАФЕДРА 33</text:span></text:p>
      <text:p text:style-name="P4" loext:marker-style-name="T3"><text:span text:style-name="T3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4">должность, уч. степень, звание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8" loext:marker-style-name="T3"/>
      <text:p text:style-name="P9"><text:span text:style-name="Основной_20_шрифт_20_абзаца"><text:span text:style-name="T5">ОТЧЕТ<text:line-break/>О </text:span></text:span><text:span text:style-name="Основной_20_шрифт_20_абзаца"><text:span text:style-name="T6">ЛАБОРАТОРНОЙ РАБОТЕ 1</text:span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/>
          </table:table-cell>
        </table:table-row>
        <table:table-row table:style-name="Таблица2.2">
          <table:table-cell table:style-name="Таблица2.A2" office:value-type="string">
            <text:p text:style-name="P7" loext:marker-style-name="T3"><text:span text:style-name="T3">по дисциплине: ОСНОВЫ ПРОГРАММИРОВАНИЯ</text:span></text:p>
          </table:table-cell>
        </table:table-row>
      </table:table>
      <text:p text:style-name="P10" loext:marker-style-name="T3"/>
      <text:p text:style-name="P10" loext:marker-style-name="T3"/>
      <text:p text:style-name="P4"><text:span text:style-name="Основной_20_шрифт_20_абзаца"><text:span text:style-name="T5">РАБОТУ ВЫПОЛНИЛ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7" loext:marker-style-name="T3"><text:span text:style-name="T3">Студент гр. №</text:span></text:p>
          </table:table-cell>
          <table:table-cell table:style-name="Таблица3.B1" office:value-type="string">
            <text:p text:style-name="P7" loext:marker-style-name="T3"><text:span text:style-name="T3">3333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7" loext:marker-style-name="T3"><text:span text:style-name="T3">Платонов И. А.</text:span></text:p>
          </table:table-cell>
        </table:table-row>
        <table:table-row table:style-name="Таблица3.2"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2" loext:marker-style-name="T3"><text:span text:style-name="T3"><text:line-break/><text:line-break/>Санкт-Петербург<text:line-break/>202</text:span><text:span text:style-name="T7">5</text:span></text:p>
      <text:p text:style-name="P11" loext:marker-style-name="T8"><text:soft-page-break/><text:span text:style-name="T9"><text:tab/>Цель работы: </text:span><text:span text:style-name="T10">создать приложение, представляющее из себя To-Do List с функциями: </text:span></text:p>
      <text:p text:style-name="P12" loext:marker-style-name="T8"><text:span text:style-name="T11"><text:tab/></text:span><text:span text:style-name="T12">1) </text:span><text:span text:style-name="T11">Регистрация/вход в систему </text:span></text:p>
      <text:p text:style-name="P12" loext:marker-style-name="T8"><text:span text:style-name="T12"><text:tab/>2) </text:span><text:span text:style-name="T11">Добавление/редактирование/удаление задач </text:span></text:p>
      <text:p text:style-name="P13" loext:marker-style-name="T8"><text:span text:style-name="T12"><text:tab/>3) </text:span><text:span text:style-name="T11">Интеграция с Telegram </text:span></text:p>
      <text:p text:style-name="P11" loext:marker-style-name="T8"><text:span text:style-name="T11"><text:tab/>А также провести анализ взаимодействия с ИИ во время создания. </text:span></text:p>
      <text:p text:style-name="P14"/>
      <text:p text:style-name="P14"/>
      <text:p text:style-name="P14"><text:span text:style-name="T13"><text:tab/>П</text:span><text:span text:style-name="T14">рактическая часть:</text:span> создал веб-приложение и телеграм бота для работы с заметками. <text:span text:style-name="T15">В</text:span> ходе проектирования было решено использовать серверную базу данных mysql. <text:span text:style-name="T16">И</text:span>спользовалась система контроля версий - git. <text:s/><text:span text:style-name="T17">Д</text:span>ля безопасности хранения паролей пользователей использовалось хэширование методом sha256.</text:p>
      <text:p text:style-name="P14"><text:tab/>DB:</text:p>
      <text:p text:style-name="P14"><text:tab/>содержит базу todolist для хранения всех данных.</text:p>
      <text:p text:style-name="P14"><text:tab/>таблица accounts:</text:p>
      <text:p text:style-name="P14"><text:tab/><text:tab/>- ID</text:p>
      <text:p text:style-name="P14"><text:tab/><text:tab/>- username</text:p>
      <text:p text:style-name="P14"><text:tab/><text:tab/>- passhash</text:p>
      <text:p text:style-name="P14"><text:tab/><text:span text:style-name="T18">Д</text:span>анная таблица хранит данные пользователей: имя и хэш пароля.</text:p>
      <text:p text:style-name="P14"><text:span text:style-name="T19"><text:tab/>Т</text:span>аблица items:</text:p>
      <text:p text:style-name="P14"><text:tab/><text:tab/>- ID</text:p>
      <text:p text:style-name="P14"><text:tab/><text:tab/>- user_id</text:p>
      <text:p text:style-name="P14"><text:tab/><text:tab/>- text</text:p>
      <text:p text:style-name="P14"><text:span text:style-name="T20"><text:tab/>Д</text:span>анная таблица хранит данные о заметках: ID пользователя которой она принадлежит и сам текст заметки.</text:p>
      <text:p text:style-name="P14"><text:tab/>web: сайт для работы с заметками.</text:p>
      <text:p text:style-name="P14"><text:tab/><text:span text:style-name="T14">back:</text:span> написан на фреймворке nodejs. зависимости: http, mysql2, crypto, cookie.</text:p>
      <text:p text:style-name="P14"><text:tab/>http - серверный модуль</text:p>
      <text:p text:style-name="P14"><text:tab/>mysql2 - для работы c mysql</text:p>
      <text:p text:style-name="P14"><text:tab/>crypto - для хэширования паролей</text:p>
      <text:p text:style-name="P14"><text:tab/>cookie - для сессий</text:p>
      <text:p text:style-name="P14"/>
      <text:p text:style-name="P14"><text:span text:style-name="T21"><text:tab/>Д</text:span>ля работы с заметками написан crud с http методами get, post, put, delete для получения, создания, изменения и удаления соответственно.</text:p>
      <text:p text:style-name="P14"><text:span text:style-name="T22"><text:tab/>Т</text:span>акже реализована система аккаунтов с сессиями, в которых по истечении времени в куках она автоматически завершается.</text:p>
      <text:p text:style-name="P14"><text:tab/><text:span text:style-name="T14">front:</text:span> содержит две страницы: index.html и auth.html, в них же находится js код для аутентификация и работы с серверным crud.</text:p>
      <text:p text:style-name="P14">также использовался css для простого дизайна страниц</text:p>
      <text:p text:style-name="P14"><text:tab/><text:span text:style-name="T14">bot</text:span>: написан для фреймворке telebot. зависимости: описаны в файле bot/requirements.txt</text:p>
      <text:p text:style-name="P14"><text:tab/>telebot - для написания бизнес-логики бота</text:p>
      <text:p text:style-name="P14"><text:tab/>dotenv - для хранения секретов в файле bot/.env</text:p>
      <text:p text:style-name="P14"><text:tab/>mysql-connector - для работы с mysql</text:p>
      <text:p text:style-name="P14"><text:soft-page-break/><text:tab/>hashlib - для хэширования паролей</text:p>
      <text:p text:style-name="P14"><text:span text:style-name="T23"><text:tab/>Б</text:span>от был создан через @botfather и также реализует работу с аккаунтами и заметками.</text:p>
      <text:p text:style-name="P14"><text:tab/><text:span text:style-name="T23">З</text:span><text:span text:style-name="T14">апуск:</text:span></text:p>
      <text:p text:style-name="P14"><text:tab/>web:</text:p>
      <text:p text:style-name="P14"><text:tab/><text:span text:style-name="T14">npm install mysql2</text:span></text:p>
      <text:p text:style-name="P15"><text:tab/>node index.js</text:p>
      <text:p text:style-name="P14"><text:tab/>bot:</text:p>
      <text:p text:style-name="P14"><text:tab/><text:span text:style-name="T14">cd bot</text:span></text:p>
      <text:p text:style-name="P15"><text:tab/>python -m venv venv</text:p>
      <text:p text:style-name="P15"><text:tab/>.\venv\Scripts\activate </text:p>
      <text:p text:style-name="P15"><text:tab/>pip install -r requirements.txt</text:p>
      <text:p text:style-name="P15"><text:tab/>python main.py</text:p>
      <text:p text:style-name="P15"><text:tab/>deactivate</text:p>
      <text:p text:style-name="P15"/>
      <text:p text:style-name="P16"><text:tab/>Вывод: <text:span text:style-name="T24">В ходе лабораторной работы успешно разработано приложение To-Do List с аутентификацией, управлением задачами и интеграцией с Telegram. Решены проблемы с синхронизацией, базой данных (SQLite) и работой бота. Результат: стабильная система с сохранением данных после перезапуска. </text:span></text:p>
      <text:p text:style-name="P17"><text:tab/><text:span text:style-name="T25">Ссылка на бота: https://t.me/Todo228russia_bot</text:span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03:00</meta:creation-date>
    <dc:date>2025-06-23T10:01:05.140063500</dc:date>
    <meta:editing-duration>PT47M16S</meta:editing-duration>
    <meta:editing-cycles>31</meta:editing-cycles>
    <meta:generator>LibreOffice/25.2.3.2$Windows_X86_64 LibreOffice_project/bbb074479178df812d175f709636b368952c2ce3</meta:generator>
    <meta:initial-creator>Erica</meta:initial-creator>
    <meta:document-statistic meta:table-count="3" meta:image-count="0" meta:object-count="0" meta:page-count="3" meta:paragraph-count="64" meta:word-count="378" meta:character-count="2800" meta:non-whitespace-character-count="2424"/>
  </office:meta>
</office:document-meta>
</file>